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79cm" table:align="left"/>
    </style:style>
    <style:style style:name="Tabelle1.A" style:family="table-column">
      <style:table-column-properties style:column-width="10.125cm"/>
    </style:style>
    <style:style style:name="Tabelle1.B" style:family="table-column">
      <style:table-column-properties style:column-width="2.886cm"/>
    </style:style>
    <style:style style:name="Tabelle1.C" style:family="table-column">
      <style:table-column-properties style:column-width="3.891cm"/>
    </style:style>
    <style:style style:name="Tabelle1.D" style:family="table-column">
      <style:table-column-properties style:column-width="0.078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D1" style:family="table-cell">
      <style:table-cell-properties fo:background-color="#e6e6e6" fo:padding-left="0cm" fo:padding-right="0.101cm" fo:padding-top="0.101cm" fo:padding-bottom="0.101cm" fo:border="none">
        <style:background-image/>
      </style:table-cell-properties>
    </style:style>
    <style:style style:name="Tabelle1.2" style:family="table-row">
      <style:table-row-properties style:min-row-height="0.3cm"/>
    </style:style>
    <style:style style:name="Tabelle5" style:family="table">
      <style:table-properties style:width="17.009cm" fo:margin-left="0cm" fo:margin-right="-0.009cm" table:align="margins"/>
    </style:style>
    <style:style style:name="Tabelle5.A" style:family="table-column">
      <style:table-column-properties style:column-width="10.123cm" style:rel-column-width="39002*"/>
    </style:style>
    <style:style style:name="Tabelle5.B" style:family="table-column">
      <style:table-column-properties style:column-width="1.685cm" style:rel-column-width="6490*"/>
    </style:style>
    <style:style style:name="Tabelle5.C" style:family="table-column">
      <style:table-column-properties style:column-width="5.202cm" style:rel-column-width="20043*"/>
    </style:style>
    <style:style style:name="Tabelle5.A1" style:family="table-cell">
      <style:table-cell-properties style:vertical-align="bottom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5.B1" style:family="table-cell">
      <style:table-cell-properties fo:padding="0.101cm" fo:border="none"/>
    </style:style>
    <style:style style:name="Tabelle5.C1" style:family="table-cell">
      <style:table-cell-properties fo:padding="0.101cm" fo:border="none"/>
    </style:style>
    <style:style style:name="Tabelle5.2" style:family="table-row">
      <style:table-row-properties style:min-row-height="0.43cm"/>
    </style:style>
    <style:style style:name="Tabelle5.B2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351cm" style:rel-column-width="5205*"/>
    </style:style>
    <style:style style:name="Tabelle2.B" style:family="table-column">
      <style:table-column-properties style:column-width="6.514cm" style:rel-column-width="25098*"/>
    </style:style>
    <style:style style:name="Tabelle2.C" style:family="table-column">
      <style:table-column-properties style:column-width="1.976cm" style:rel-column-width="7611*"/>
    </style:style>
    <style:style style:name="Tabelle2.D" style:family="table-column">
      <style:table-column-properties style:column-width="1.42cm" style:rel-column-width="5470*"/>
    </style:style>
    <style:style style:name="Tabelle2.E" style:family="table-column">
      <style:table-column-properties style:column-width="2.004cm" style:rel-column-width="7720*"/>
    </style:style>
    <style:style style:name="Tabelle2.F" style:family="table-column">
      <style:table-column-properties style:column-width="1.388cm" style:rel-column-width="5348*"/>
    </style:style>
    <style:style style:name="Tabelle2.G" style:family="table-column">
      <style:table-column-properties style:column-width="2.357cm" style:rel-column-width="9083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363cm" style:rel-column-width="5256*"/>
    </style:style>
    <style:style style:name="Tabelle9.B" style:family="table-column">
      <style:table-column-properties style:column-width="13.294cm" style:rel-column-width="51248*"/>
    </style:style>
    <style:style style:name="Tabelle9.C" style:family="table-column">
      <style:table-column-properties style:column-width="2.342cm" style:rel-column-width="9031*"/>
    </style:style>
    <style:style style:name="Tabelle9.1" style:family="table-row"/>
    <style:style style:name="Tabelle9.A1" style:family="table-cell">
      <style:table-cell-properties fo:padding="0.097cm" fo:border="none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1.351cm" style:rel-column-width="5205*"/>
    </style:style>
    <style:style style:name="Tabelle3.B" style:family="table-column">
      <style:table-column-properties style:column-width="6.514cm" style:rel-column-width="25098*"/>
    </style:style>
    <style:style style:name="Tabelle3.C" style:family="table-column">
      <style:table-column-properties style:column-width="1.976cm" style:rel-column-width="7611*"/>
    </style:style>
    <style:style style:name="Tabelle3.D" style:family="table-column">
      <style:table-column-properties style:column-width="1.42cm" style:rel-column-width="5470*"/>
    </style:style>
    <style:style style:name="Tabelle3.E" style:family="table-column">
      <style:table-column-properties style:column-width="2.004cm" style:rel-column-width="7720*"/>
    </style:style>
    <style:style style:name="Tabelle3.F" style:family="table-column">
      <style:table-column-properties style:column-width="1.39cm" style:rel-column-width="5355*"/>
    </style:style>
    <style:style style:name="Tabelle3.G" style:family="table-column">
      <style:table-column-properties style:column-width="2.355cm" style:rel-column-width="9076*"/>
    </style:style>
    <style:style style:name="Tabelle3.A1" style:family="table-cell">
      <style:table-cell-properties fo:background-color="transparent" fo:padding="0.019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837cm" style:rel-column-width="37901*"/>
    </style:style>
    <style:style style:name="Tabelle4.B" style:family="table-column">
      <style:table-column-properties style:column-width="3.505cm" style:rel-column-width="13503*"/>
    </style:style>
    <style:style style:name="Tabelle4.C" style:family="table-column">
      <style:table-column-properties style:column-width="3.667cm" style:rel-column-width="14131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4.B1" style:family="table-cell">
      <style:table-cell-properties fo:background-color="transparent" fo:padding="0.019cm" fo:border-left="none" fo:border-right="none" fo:border-top="none" fo:border-bottom="0.5pt solid #999999">
        <style:background-image/>
      </style:table-cell-properties>
    </style:style>
    <style:style style:name="Tabelle4.B3" style:family="table-cell">
      <style:table-cell-properties fo:background-color="transparent" fo:padding="0.019cm" fo:border-left="none" fo:border-right="none" fo:border-top="0.5pt solid #999999" fo:border-bottom="none">
        <style:background-image/>
      </style:table-cell-properties>
    </style:style>
    <style:style style:name="Tabelle6" style:family="table">
      <style:table-properties style:width="7.144cm" fo:margin-left="0cm" fo:margin-right="-0.009cm" table:align="margins"/>
    </style:style>
    <style:style style:name="Tabelle6.A" style:family="table-column">
      <style:table-column-properties style:column-width="3.496cm" style:rel-column-width="32079*"/>
    </style:style>
    <style:style style:name="Tabelle6.B" style:family="table-column">
      <style:table-column-properties style:column-width="3.648cm" style:rel-column-width="33456*"/>
    </style:style>
    <style:style style:name="Tabelle6.A1" style:family="table-cell">
      <style:table-cell-properties fo:padding="0cm" fo:border="none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cm" fo:border="none"/>
    </style:style>
    <style:style style:name="Tabelle12" style:family="table">
      <style:table-properties style:width="17cm" table:align="margins" style:may-break-between-rows="false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17cm" style:rel-column-width="65535*"/>
    </style:style>
    <style:style style:name="Tabelle11.1" style:family="table-row">
      <style:table-row-properties style:min-row-height="4.124cm"/>
    </style:style>
    <style:style style:name="Tabelle11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282cm" style:rel-column-width="8798*"/>
    </style:style>
    <style:style style:name="Tabelle8.B" style:family="table-column">
      <style:table-column-properties style:column-width="14.718cm" style:rel-column-width="56737*"/>
    </style:style>
    <style:style style:name="Tabelle8.A1" style:family="table-cell">
      <style:table-cell-properties fo:background-color="transparent" fo:padding="0cm" fo:border="none">
        <style:background-image/>
      </style:table-cell-properties>
    </style:style>
    <style:style style:name="Tabelle7" style:family="table">
      <style:table-properties style:width="16.99cm" table:align="left"/>
    </style:style>
    <style:style style:name="Tabelle7.A" style:family="table-column">
      <style:table-column-properties style:column-width="2.298cm"/>
    </style:style>
    <style:style style:name="Tabelle7.B" style:family="table-column">
      <style:table-column-properties style:column-width="14.691cm"/>
    </style:style>
    <style:style style:name="Tabelle7.A1" style:family="table-cell">
      <style:table-cell-properties fo:padding="0cm" fo:border="none"/>
    </style:style>
    <style:style style:name="Tabelle15" style:family="table">
      <style:table-properties style:width="17cm" table:align="margins" style:may-break-between-rows="true"/>
    </style:style>
    <style:style style:name="Tabelle15.A" style:family="table-column">
      <style:table-column-properties style:column-width="17c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cm" fo:border="none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3.004cm" style:rel-column-width="11579*"/>
    </style:style>
    <style:style style:name="Tabelle10.B" style:family="table-column">
      <style:table-column-properties style:column-width="5.496cm" style:rel-column-width="21187*"/>
    </style:style>
    <style:style style:name="Tabelle10.C" style:family="table-column">
      <style:table-column-properties style:column-width="8.5cm" style:rel-column-width="32769*"/>
    </style:style>
    <style:style style:name="Tabelle10.1" style:family="table-row">
      <style:table-row-properties style:min-row-height="0.326cm"/>
    </style:style>
    <style:style style:name="Tabelle10.A1" style:family="table-cell">
      <style:table-cell-properties fo:padding="0.097cm" fo:border="none"/>
    </style:style>
    <style:style style:name="Tabelle10.2" style:family="table-row">
      <style:table-row-properties style:min-row-height="0.337cm"/>
    </style:style>
    <style:style style:name="Tabelle10.3" style:family="table-row">
      <style:table-row-properties style:min-row-height="3.224cm"/>
    </style:style>
    <style:style style:name="Tabelle10.A3" style:family="table-cell">
      <style:table-cell-properties fo:padding="0.097cm" fo:border-left="1pt solid #000000" fo:border-right="none" fo:border-top="1pt solid #000000" fo:border-bottom="1pt solid #000000"/>
    </style:style>
    <style:style style:name="Tabelle10.C3" style:family="table-cell">
      <style:table-cell-properties fo:padding="0.097cm" fo:border="1pt solid #000000"/>
    </style:style>
    <style:style style:name="Tabelle10.4" style:family="table-row">
      <style:table-row-properties style:min-row-height="0.986cm"/>
    </style:style>
    <style:style style:name="Tabelle10.A4" style:family="table-cell">
      <style:table-cell-properties fo:padding="0.097cm" fo:border-left="1pt solid #000000" fo:border-right="none" fo:border-top="none" fo:border-bottom="1pt solid #000000"/>
    </style:style>
    <style:style style:name="Tabelle10.C4" style:family="table-cell">
      <style:table-cell-properties fo:padding="0.097cm" fo:border-left="1pt solid #000000" fo:border-right="1pt solid #000000" fo:border-top="none" fo:border-bottom="1pt solid #000000"/>
    </style:style>
    <style:style style:name="Tabelle10.5" style:family="table-row">
      <style:table-row-properties style:min-row-height="2.309cm"/>
    </style:style>
    <style:style style:name="Tabelle10.A5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48f8ad"/>
    </style:style>
    <style:style style:name="P8" style:family="paragraph" style:parent-style-name="Standard">
      <style:paragraph-properties fo:text-align="start" style:justify-single-word="false"/>
      <style:text-properties officeooo:paragraph-rsid="004b5670"/>
    </style:style>
    <style:style style:name="P9" style:family="paragraph" style:parent-style-name="Standard">
      <style:paragraph-properties fo:text-align="start" style:justify-single-word="false"/>
      <style:text-properties officeooo:paragraph-rsid="004eb110"/>
    </style:style>
    <style:style style:name="P10" style:family="paragraph" style:parent-style-name="Standard">
      <style:text-properties officeooo:paragraph-rsid="004cc089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Standard_20_small">
      <style:text-properties fo:font-size="10pt" style:font-size-asian="10pt" style:font-size-complex="10pt"/>
    </style:style>
    <style:style style:name="P16" style:family="paragraph" style:parent-style-name="Standard">
      <style:paragraph-properties fo:margin-left="-0.097cm" fo:margin-right="-0.101cm" fo:text-align="end" style:justify-single-word="false" fo:text-indent="0cm" style:auto-text-indent="false"/>
      <style:text-properties fo:font-size="9pt" fo:font-weight="bold" officeooo:paragraph-rsid="006a1dec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left="0.021cm" fo:margin-right="-0.005cm" fo:text-indent="0cm" style:auto-text-indent="false"/>
      <style:text-properties fo:font-size="9pt" officeooo:paragraph-rsid="00107b45" style:font-size-asian="9pt" style:font-size-complex="9pt"/>
    </style:style>
    <style:style style:name="P18" style:family="paragraph" style:parent-style-name="Table_20_Contents">
      <style:paragraph-properties fo:margin-left="0.021cm" fo:margin-right="-0.005cm" fo:text-indent="0cm" style:auto-text-indent="false"/>
      <style:text-properties fo:font-size="9pt" officeooo:paragraph-rsid="0017d918" style:font-size-asian="9pt" style:font-size-complex="9pt"/>
    </style:style>
    <style:style style:name="P19" style:family="paragraph" style:parent-style-name="Table_20_Contents">
      <style:paragraph-properties fo:margin-left="0.021cm" fo:margin-right="-0.005cm" fo:text-indent="0cm" style:auto-text-indent="false"/>
      <style:text-properties fo:font-size="9pt" officeooo:paragraph-rsid="000a7bee" style:font-size-asian="9pt" style:font-size-complex="9pt"/>
    </style:style>
    <style:style style:name="P20" style:family="paragraph" style:parent-style-name="Table_20_Contents">
      <style:paragraph-properties fo:margin-left="-0.056cm" fo:margin-right="-0.004cm" fo:text-indent="0cm" style:auto-text-indent="false" fo:background-color="transparent" style:shadow="none">
        <style:background-image/>
      </style:paragraph-properties>
      <style:text-properties fo:font-size="9pt" fo:font-weight="bold" officeooo:paragraph-rsid="00297d52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margin-left="-0.097cm" fo:margin-right="-0.004cm" fo:text-indent="0cm" style:auto-text-indent="false"/>
      <style:text-properties fo:font-size="9pt" fo:font-weight="bold" officeooo:paragraph-rsid="002b0d43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left="-0.097cm" fo:margin-right="-0.101cm" fo:text-align="end" style:justify-single-word="false" fo:text-indent="0cm" style:auto-text-indent="false"/>
      <style:text-properties fo:font-size="9pt" fo:font-weight="bold" officeooo:rsid="005bf120" officeooo:paragraph-rsid="006a1dec" style:font-size-asian="9pt" style:font-weight-asian="bold" style:font-size-complex="9pt" style:font-weight-complex="bold"/>
    </style:style>
    <style:style style:name="P23" style:family="paragraph" style:parent-style-name="Standard">
      <style:paragraph-properties fo:margin-left="-0.097cm" fo:margin-right="-0.101cm" fo:text-align="end" style:justify-single-word="false" fo:text-indent="0cm" style:auto-text-indent="false"/>
      <style:text-properties style:font-name="Arial" fo:font-size="9pt" fo:font-weight="bold" officeooo:rsid="005bf120" officeooo:paragraph-rsid="006a1dec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48f8ad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Arial" fo:font-size="9pt"/>
    </style:style>
    <style:style style:name="T7" style:family="text">
      <style:text-properties style:font-name="Arial" fo:font-size="9pt" fo:font-weight="normal" style:font-weight-asian="normal" style:font-weight-complex="normal"/>
    </style:style>
    <style:style style:name="T8" style:family="text">
      <style:text-properties style:font-name="Arial" fo:font-size="9pt" fo:font-weight="bold" style:font-weight-asian="bold" style:font-weight-complex="bold"/>
    </style:style>
    <style:style style:name="T9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Arial" officeooo:rsid="005bf120"/>
    </style:style>
    <style:style style:name="T11" style:family="text">
      <style:text-properties officeooo:rsid="005bf1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Standard"><text:text-input text:description="&lt;if test=&quot;o.partner_invoice_id&quot;&gt;">IF INVOICE_ADDRESS</text:text-input></text:p>
            <text:p text:style-name="Standard"><text:text-input text:description="&lt;o.partner_invoice_id.address_header&gt;">PARTNER_ADDRESS</text:text-input></text:p>
            <text:p text:style-name="Standard"><text:text-input text:description="&lt;/if&gt;">END IF</text:text-input></text:p>
            <text:p text:style-name="Standard"><text:text-input text:description="&lt;if test=&quot;o.partner_id and o.partner_id.ref&quot;&gt;">IF PARTNER_REF</text:text-input></text:p>
            <text:p text:style-name="Standard"/>
            <text:p text:style-name="Standard">Kunden-Nr.: <text:s/><text:text-input text:description="&lt;o.partner_id.ref&gt;">PARTNER_REF</text:text-input></text:p>
            <text:p text:style-name="Standard"><text:text-input text:description="&lt;/if&gt;">END IF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 and ( not o.partner_invoice_id or o.partner_shipping_id.id != o.partner_invoice_id.id ) &quot;&gt;">IF SHIPPING_ADDRESS</text:text-input></text:p>
            <text:h text:style-name="Heading_20_4" text:outline-level="4">Lieferadresse:</text:h>
            <text:p text:style-name="Standard"><text:text-input text:description="&lt;o.partner_shipping_id.address_header&gt;">SHIPPING_ADDRESS</text:text-input><text:line-break/><text:text-input text:description="&lt;/if&gt;">END IF</text:text-input></text:p>
          </table:table-cell>
          <table:covered-table-cell/>
          <table:table-cell table:style-name="Tabelle1.D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=='draft'&quot;&gt;">IF OFFER</text:text-input></text:p>
            <text:p text:style-name="P4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!='draft'&quot;&gt;">IF ORDER</text:text-input></text:p>
            <text:p text:style-name="P4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15"/>
          </table:table-cell>
          <table:table-cell table:style-name="Tabelle5.C1" office:value-type="string">
            <text:p text:style-name="P15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15"/>
          </table:table-cell>
          <table:table-cell table:style-name="Tabelle5.B2" office:value-type="string">
            <text:p text:style-name="P1">Datum: <text:text-input text:description="&lt;formatLang(o.date_order,date=True)&gt;">DATE</text:text-input></text:p>
          </table:table-cell>
        </table:table-row>
      </table:table>
      <text:p text:style-name="Standard"/>
      <text:p text:style-name="Standard"><text:text-input text:description="&lt;if test=&quot;o.partner_order_id and o.partner_order_id.mail_salutation&quot;&gt;">IF SALUTATION</text:text-input></text:p>
      <text:p text:style-name="Standard"><text:text-input text:description="&lt;o.partner_ord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=='draft'&quot;&gt;">IF OFFER</text:text-input></text:p>
      <text:p text:style-name="Standard">Wir danken für die Einladung zur An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!='draft'&quot;&gt;">IF ORDER</text:text-input></text:p>
      <text:p text:style-name="Standard">Wir danken für den Auftrag:</text:p>
      <text:p text:style-name="Standard"/>
      <text:p text:style-name="Standard"><text:text-input text:description="&lt;/if&gt;">END IF</text:text-input></text:p>
      <text:p text:style-name="Standard"><text:text-input text:description="&lt;if test=&quot;o.subject&quot;&gt;">IF SUBJECT</text:text-input></text:p>
      <text:p text:style-name="Standard"><text:text-input text:description="&lt;o.subject&gt;">SUBJECT</text:text-input></text:p>
      <text:p text:style-name="Standard"/>
      <text:p text:style-name="Standard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3">Pos.</text:p>
          </table:table-cell>
          <table:table-cell table:style-name="Tabelle2.A1" office:value-type="string">
            <text:p text:style-name="P13">Beschreibung</text:p>
          </table:table-cell>
          <table:table-cell table:style-name="Tabelle2.A1" office:value-type="string">
            <text:p text:style-name="P14">Menge</text:p>
          </table:table-cell>
          <table:table-cell table:style-name="Tabelle2.A1" office:value-type="string">
            <text:p text:style-name="Table_20_Heading">Einheit</text:p>
          </table:table-cell>
          <table:table-cell table:style-name="Tabelle2.A1" office:value-type="string">
            <text:p text:style-name="P14">Preis/ME</text:p>
          </table:table-cell>
          <table:table-cell table:style-name="Tabelle2.A1" office:value-type="string">
            <text:p text:style-name="Table_20_Heading">Rabatt</text:p>
          </table:table-cell>
          <table:table-cell table:style-name="Tabelle2.A1" office:value-type="string">
            <text:p text:style-name="P14"><text:span text:style-name="T5"><text:placeholder text:placeholder-type="text">&lt;if test="o.print_sum"&gt;</text:placeholder></text:span><text:span text:style-name="T6">Nettobetrag</text:span><text:span text:style-name="T9"><text:placeholder text:placeholder-type="text">&lt;/if&gt;</text:placeholder></text:span><text:span text:style-name="T5"><text:placeholder text:placeholder-type="text">&lt;if test="not o.print_sum"&gt;</text:placeholder></text:span><text:span text:style-name="T8">Bruttobetrag</text:span><text:span text:style-name="T9"><text:placeholder text:placeholder-type="text">&lt;/if&gt;</text:placeholder></text:span></text:p>
          </table:table-cell>
        </table:table-row>
      </table:table>
      <text:p text:style-name="Standard"><text:text-input text:description="&lt;for each=&quot;formation in o.formation_ids&quot;&gt;">FOR EACH FORMATION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elle9.1">
          <table:table-cell table:style-name="Tabelle9.A1" office:value-type="string">
            <text:p text:style-name="P20"><text:text-input text:description="&lt;formation.complete_pos&gt;">CPOS</text:text-input></text:p>
          </table:table-cell>
          <table:table-cell table:style-name="Tabelle9.A1" office:value-type="string">
            <text:p text:style-name="P21"><text:text-input text:description="&lt;formation.description&gt;">NAME</text:text-input></text:p>
          </table:table-cell>
          <table:table-cell table:style-name="Tabelle9.A1" office:value-type="string">
            <text:p text:style-name="P22"><text:text-input text:description="&lt;if test=&quot;formation.sum&quot;&gt;">IF FORMATION SUM</text:text-input></text:p>
            <text:p text:style-name="P16"><text:span text:style-name="T11"><text:text-input text:description="&lt;formatLang(calc_formation_sum(formation))&gt;">FORMATION SUM</text:text-input></text:span><text:span text:style-name="T11"> </text:span><text:span text:style-name="T10"><text:text-input text:description="&lt;currency(o)&gt;">CUR</text:text-input></text:span></text:p>
            <text:p text:style-name="P23"><text:text-input text:description="&lt;/if&gt;">END IF</text:text-input></text:p>
          </table:table-cell>
        </table:table-row>
      </table:table>
      <text:p text:style-name="Standard"><text:text-input text:description="&lt;for each=&quot;line in sale_order_lines(o)&quot;&gt;">FOR EACH ORDER_LINE</text:text-input></text:p>
      <text:p text:style-name="P10"><text:text-input text:description="&lt;if test=&quot;line.formation_id.id == formation.id&quot;&gt;">IF LINE FORMATION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19"><text:text-input text:description="&lt;if test=&quot;line.formation_id.complete_pos&quot;&gt;">IF CPOS</text:text-input></text:p>
            <text:p text:style-name="P19"><text:text-input text:description="&lt;line.formation_id.complete_pos + '.' + line.pos&gt;">CPOS</text:text-input></text:p>
            <text:p text:style-name="P17"><text:text-input text:description="&lt;/if&gt;">END IF</text:text-input></text:p>
            <text:p text:style-name="P18"><text:text-input text:description="&lt;if test=&quot;not line.formation_id.complete_pos&quot;&gt;">IF NOTCPOS</text:text-input></text:p>
            <text:p text:style-name="P18"><text:text-input text:description="&lt;line.pos&gt;">POS</text:text-input></text:p>
            <text:p text:style-name="P18"><text:text-input text:description="&lt;/if&gt;">END IF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  <text:p text:style-name="Tabellen_20_Notiz"><text:text-input text:description="&lt;if test=&quot;line.note&quot;&gt;">IF NOTE</text:text-input></text:p>
            <text:p text:style-name="Tabellen_20_Notiz"><text:text-input text:description="&lt;line.note&gt;">NOTE</text:text-input></text:p>
            <text:p text:style-name="Tabellen_20_Notiz"><text:text-input text:description="&lt;/if&gt;">END IF</text:text-input></text:p>
          </table:table-cell>
          <table:table-cell table:style-name="Tabelle3.A1" office:value-type="string">
            <text:p text:style-name="P11"><text:text-input text:description="&lt;formatLang(line.product_uom_qty) or ''&gt;">QTY</text:text-input> </text:p>
          </table:table-cell>
          <table:table-cell table:style-name="Tabelle3.A1" office:value-type="string">
            <text:p text:style-name="P12"><text:text-input text:description="&lt;line.product_uom&gt;">UOM</text:text-input></text:p>
          </table:table-cell>
          <table:table-cell table:style-name="Tabelle3.A1" office:value-type="string">
            <text:p text:style-name="P11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12"><text:text-input text:description="&lt;if test=&quot;line.discount&quot;&gt;">IF DISCOUNT</text:text-input><text:placeholder text:placeholder-type="text">&lt;formatLang(line.discount,digits=0)&gt;</text:placeholder> %<text:text-input text:description="&lt;/if&gt;">END IF</text:text-input></text:p>
          </table:table-cell>
          <table:table-cell table:style-name="Tabelle3.A1" office:value-type="string">
            <text:p text:style-name="P11"><text:placeholder text:placeholder-type="text">&lt;if test="o.print_sum"&gt;</text:placeholder></text:p>
            <text:p text:style-name="P11"><text:text-input text:description="&lt;formatLang(line.price_subtotal)&gt;">SUBTOTAL</text:text-input> <text:text-input text:description="&lt;line.currency&gt;">CUR</text:text-input></text:p>
            <text:p text:style-name="P11"><text:placeholder text:placeholder-type="text">&lt;/if&gt;</text:placeholder></text:p>
            <text:p text:style-name="P11"><text:placeholder text:placeholder-type="text">&lt;if test="not o.print_sum"&gt;</text:placeholder></text:p>
            <text:p text:style-name="P11"><text:span text:style-name="T7"><text:text-input text:description="&lt;formatLang(line.price_subtotal_taxed)&gt;">SUBTOTAL_TAXED</text:text-input></text:span><text:span text:style-name="T7"> </text:span><text:span text:style-name="T7"><text:text-input text:description="&lt;line.currency&gt;">CUR</text:text-input></text:span><text:span text:style-name="T7"> <text:line-break/>(inkl. </text:span><text:span text:style-name="T7"><text:text-input text:description="&lt;line.tax_id&gt;">TAX</text:text-input></text:span><text:span text:style-name="T7">)</text:span></text:p>
            <text:p text:style-name="P11"><text:soft-page-break/><text:placeholder text:placeholder-type="text">&lt;/if&gt;</text:placeholder></text:p>
          </table:table-cell>
        </table:table-row>
      </table:table>
      <text:p text:style-name="P9"><text:text-input text:description="&lt;/if&gt;">END IF</text:text-input></text:p>
      <text:p text:style-name="P8"><text:text-input text:description="&lt;/for&gt;">END ORDER_LINE</text:text-input></text:p>
      <text:p text:style-name="P7"><text:text-input text:description="&lt;/for&gt;">END FORMATION</text:text-input></text:p>
      <text:p text:style-name="P7"/>
      <text:p text:style-name="P6"><text:text-input text:description="&lt;if test=&quot;o.print_sum&quot;&gt;">IF PRINT_SUM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2"/>
          </table:table-cell>
          <table:table-cell table:style-name="Tabelle4.B1" office:value-type="string">
            <text:p text:style-name="Table_20_Contents">Nettobetrag:</text:p>
          </table:table-cell>
          <table:table-cell table:style-name="Tabelle4.B1" office:value-type="string">
            <text:p text:style-name="P11"><text:text-input text:description="&lt;formatLang(o.amount_untaxed - print_no_sum(o).total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12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:</text:p>
                </table:table-cell>
                <table:table-cell table:style-name="Tabelle6.A1" office:value-type="string">
                  <text:p text:style-name="P11"><text:text-input text:description="&lt;formatLang(tax_amount - print_no_sum(o).amount_taxes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12"/>
          </table:table-cell>
          <table:table-cell table:style-name="Tabelle4.B3" office:value-type="string">
            <text:p text:style-name="P2">Gesamtbetrag:</text:p>
          </table:table-cell>
          <table:table-cell table:style-name="Tabelle4.B3" office:value-type="string">
            <text:p text:style-name="P3"><text:text-input text:description="&lt;formatLang(o.amount_total - print_no_sum(o).total_included)&gt;">TOTAL</text:text-input> <text:text-input text:description="&lt;currency(o)&gt;">CUR</text:text-input>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Contents"/>
          </table:table-cell>
        </table:table-row>
      </table:table>
      <text:p text:style-name="Standard"><text:text-input text:description="&lt;/if&gt;">END IF</text:text-input></text:p>
      <text:p text:style-name="Standard_20_small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Standard"><text:text-input text:description="&lt;if test=&quot;o.state=='draft'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!='draft'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5"><text:span text:style-name="T1">Zahlung</text:span><text:span text:style-name="T1">:</text:span></text:p>
                </table:table-cell>
                <table:table-cell table:style-name="Tabelle8.A1" office:value-type="string">
                  <text:p text:style-name="P5"><text:text-input text:description="&lt;payment_term(o)&gt;">PAYMENT_TERM</text:text-input></text:p>
                </table:table-cell>
              </table:table-row>
            </table:table>
            <text:p text:style-name="P5"><text:text-input text:description="&lt;/if&gt;">END IF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2">Bearbeiter:</text:p>
                </table:table-cell>
                <table:table-cell table:style-name="Tabelle7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address_id and o.user_id.address_id.phone&quot;&gt;">IF PHONE</text:text-input></text:p>
                  <text:p text:style-name="Standard"><text:text-input text:description="&lt;o.user_id.address_id and o.user_id.address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user_email&quot;&gt;">IF USER_MAIL</text:text-input></text:p>
                  <text:p text:style-name="Standard"><text:text-input text:description="&lt;o.user_id.user_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  <text:p text:style-name="Standard"/>
          </table:table-cell>
        </table:table-row>
      </table:table>
      <table:table table:name="Tabelle15" table:style-name="Tabelle15">
        <table:table-column table:style-name="Tabelle15.A"/>
        <text:soft-page-break/>
        <table:table-row table:style-name="Tabelle15.1">
          <table:table-cell table:style-name="Tabelle15.A1" office:value-type="string">
            <text:p text:style-name="Standard"><text:text-input text:description="&lt;if test=&quot;o.state=='draft'&quot;&gt;">IF OFFER</text:text-input></text:p>
            <text:h text:style-name="P25" text:outline-level="1">Auftragsbestätigung</text:h>
            <text:p text:style-name="Standard"/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elle10.1">
                <table:table-cell table:style-name="Tabelle10.A1" office:value-type="string">
                  <text:p text:style-name="P13">Anbot/Auftrag:</text:p>
                </table:table-cell>
                <table:table-cell table:style-name="Tabelle10.A1" table:number-columns-spanned="2" office:value-type="string">
                  <text:p text:style-name="Table_20_Contents"><text:text-input text:description="&lt;o.name&gt;">Name</text:text-input></text:p>
                </table:table-cell>
                <table:covered-table-cell/>
              </table:table-row>
              <table:table-row table:style-name="Tabelle10.2">
                <table:table-cell table:style-name="Tabelle10.A1" table:number-columns-spanned="2" office:value-type="string">
                  <text:p text:style-name="P13">Kunde:</text:p>
                </table:table-cell>
                <table:covered-table-cell/>
                <table:table-cell table:style-name="Tabelle10.A1" office:value-type="string">
                  <text:p text:style-name="P13">Korrekte Rechnungsanschrift:</text:p>
                </table:table-cell>
              </table:table-row>
              <table:table-row table:style-name="Tabelle10.3">
                <table:table-cell table:style-name="Tabelle10.A3" table:number-columns-spanned="2" office:value-type="string">
                  <text:p text:style-name="Standard"><text:text-input text:description="&lt;if test=&quot;o.partner_invoice_id&quot;&gt;">IF INVOICE_ADDRESS</text:text-input></text:p>
                  <text:p text:style-name="Standard"><text:text-input text:description="&lt;for each=&quot;address_line in o.partner_invoice_id.address_header.split('\n')&quot;&gt;">FOR EACH ADDRESS_LINE</text:text-input></text:p>
                  <text:p text:style-name="Standard"><text:text-input text:description="&lt;address_line&gt;">ADDRESS_LINE</text:text-input></text:p>
                  <text:p text:style-name="Standard"><text:text-input text:description="&lt;/for&gt;">END FOR</text:text-input></text:p>
                  <text:p text:style-name="Standard"><text:text-input text:description="&lt;/if&gt;">END IF</text:text-input></text:p>
                </table:table-cell>
                <table:covered-table-cell/>
                <table:table-cell table:style-name="Tabelle10.C3" office:value-type="string">
                  <text:p text:style-name="Standard_20_very_20_small">(Bitte nur ausfüllen, wenn sie von der Anbotsanschrift abweicht)</text:p>
                </table:table-cell>
              </table:table-row>
              <table:table-row table:style-name="Tabelle10.4">
                <table:table-cell table:style-name="Tabelle10.A4" table:number-columns-spanned="2" office:value-type="string">
                  <text:p text:style-name="P13">ATU Nummer:</text:p>
                </table:table-cell>
                <table:covered-table-cell/>
                <table:table-cell table:style-name="Tabelle10.C4" office:value-type="string">
                  <text:p text:style-name="Standard"><text:text-input text:description="&lt;safe(&quot;o.partner_id.vat&quot;,o)&gt;">VAT</text:text-input></text:p>
                </table:table-cell>
              </table:table-row>
              <table:table-row table:style-name="Tabelle10.5">
                <table:table-cell table:style-name="Tabelle10.A5" table:number-columns-spanned="2" office:value-type="string">
                  <text:p text:style-name="P13">Datum: …................................</text:p>
                </table:table-cell>
                <table:covered-table-cell/>
                <table:table-cell table:style-name="Tabelle10.A5" office:value-type="string">
                  <text:p text:style-name="P13">Der Auftrageber: …..................................................</text:p>
                </table:table-cell>
              </table:table-row>
            </table:table>
            <text:p text:style-name="Standard"/>
            <text:p text:style-name="Standard"/>
            <text:p text:style-name="Standard">Mit Ihrer Unterschrift gilt das oben stehende Anbot als angenommen und beauftragen die Firma <text:text-input text:description="&lt;company_name&gt;">COMPANY_NAME</text:text-input> mit der Durchführung.</text:p>
            <text:p text:style-name="Standard"/>
            <text:p text:style-name="Standard">Bitte unterschrieben und per <text:span text:style-name="T4">Mail: </text:span><text:span text:style-name="T3"><text:text-input text:description="&lt;company_email&gt;">COMPANY_MAIL</text:text-input></text:span><text:span text:style-name="T2"> </text:span>oder per <text:span text:style-name="T4">Fax: </text:span><text:span text:style-name="T3"><text:text-input text:description="&lt;company_fax&gt;">COMPANY_FAX</text:text-input></text:span> zurücksenden.</text:p>
            <text:p text:style-name="Standard"/>
            <text:p text:style-name="Standard"><text:text-input text:description="&lt;/if&gt;">END IF</text:text-input></text:p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="100%"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3.6$Linux_X86_64 LibreOffice_project/360m1$Build-2</meta:generator>
    <dc:date>2013-04-18T12:16:09</dc:date>
    <meta:editing-duration>P2DT19H17M42S</meta:editing-duration>
    <meta:editing-cycles>533</meta:editing-cycles>
    <dc:creator>edwin </dc:creator>
    <meta:document-statistic meta:table-count="14" meta:image-count="0" meta:object-count="0" meta:page-count="3" meta:paragraph-count="122" meta:word-count="296" meta:character-count="1949" meta:non-whitespace-character-count="1770"/>
  </office:meta>
</office:document-meta>
</file>